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HULL_SLOT"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1"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2"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3"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4"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ARMOR_5"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1"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2"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3"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4"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ARMOR_5"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1"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2"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3"</text:p>
          </table:table-cell>
          <table:table-cell office:value-type="string">
            <text:p>0</text:p>
          </table:table-cell>
          <table:table-cell office:value-type="string">
            <text:p>2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4"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ARMOR_5"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1"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2"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3"</text:p>
          </table:table-cell>
          <table:table-cell office:value-type="string">
            <text:p>0</text:p>
          </table:table-cell>
          <table:table-cell office:value-type="string">
            <text:p>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4"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ARMOR_5"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1"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2"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3"</text:p>
          </table:table-cell>
          <table:table-cell office:value-type="string">
            <text:p>0</text:p>
          </table:table-cell>
          <table:table-cell office:value-type="string">
            <text:p>9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4"</text:p>
          </table:table-cell>
          <table:table-cell office:value-type="string">
            <text:p>0</text:p>
          </table:table-cell>
          <table:table-cell office:value-type="string">
            <text:p>12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ARMOR_5"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1"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2"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3"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4"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MOR_5"</text:p>
          </table:table-cell>
          <table:table-cell office:value-type="string">
            <text:p>0</text:p>
          </table:table-cell>
          <table:table-cell office:value-type="string">
            <text:p>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1"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2"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3"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4"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MOR_5"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1"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2"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3"</text:p>
          </table:table-cell>
          <table:table-cell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4"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MOR_5"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1"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2"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3"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4"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MOR_5"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1"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2"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3"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4"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SHIP_ARMOR_5"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1"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2"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RECHARGER_3"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1"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2"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RECHARGER_3"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1"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2"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RECHARGER_3"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1"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2"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RECHARGER_3"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1"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2"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RECHARGER_3"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MARAUDER_HULL_CONFIGURATION_1"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MARAUDER_HULL_CONFIGURATION_2"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MARAUDER_HULL_CONFIGURATION_1"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MARAUDER_HULL_CONFIGURATION_2"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MARAUDER_HULL_CONFIGURATION_1"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MARAUDER_HULL_CONFIGURATION_2"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MARAUDER_HULL_CONFIGURATION_1"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MARAUDER_HULL_CONFIGURATION_2"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MARAUDER_HULL_CONFIGURATION_1"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MARAUDER_HULL_CONFIGURATION_2"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INTEGRITY_FIELD_GENERATORS_1"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INTEGRITY_FIELD_GENERATORS_2"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INTEGRITY_FIELD_GENERATORS_1"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INTEGRITY_FIELD_GENERATORS_2"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INTEGRITY_FIELD_GENERATORS_1"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INTEGRITY_FIELD_GENERATORS_2"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INTEGRITY_FIELD_GENERATORS_1"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INTEGRITY_FIELD_GENERATORS_2"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INTEGRITY_FIELD_GENERATORS_1"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INTEGRITY_FIELD_GENERATORS_2"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INTEGRITY_FIELD_GENERATORS_1"</text:p>
          </table:table-cell>
          <table:table-cell office:value-type="string">
            <text:p>-37.5</text:p>
          </table:table-cell>
          <table:table-cell office:value-type="string">
            <text:p>56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INTEGRITY_FIELD_GENERATORS_2"</text:p>
          </table:table-cell>
          <table:table-cell office:value-type="string">
            <text:p>-62.5</text:p>
          </table:table-cell>
          <table:table-cell office:value-type="string">
            <text:p>93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INTEGRITY_FIELD_GENERATORS_1"</text:p>
          </table:table-cell>
          <table:table-cell office:value-type="string">
            <text:p>-75</text:p>
          </table:table-cell>
          <table:table-cell office:value-type="string">
            <text:p>11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INTEGRITY_FIELD_GENERATORS_2"</text:p>
          </table:table-cell>
          <table:table-cell office:value-type="string">
            <text:p>-125</text:p>
          </table:table-cell>
          <table:table-cell office:value-type="string">
            <text:p>187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INTEGRITY_FIELD_GENERATORS_1"</text:p>
          </table:table-cell>
          <table:table-cell office:value-type="string">
            <text:p>-150</text:p>
          </table:table-cell>
          <table:table-cell office:value-type="string">
            <text:p>2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INTEGRITY_FIELD_GENERATORS_2"</text:p>
          </table:table-cell>
          <table:table-cell office:value-type="string">
            <text:p>-250</text:p>
          </table:table-cell>
          <table:table-cell office:value-type="string">
            <text:p>3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INTEGRITY_FIELD_GENERATORS_1"</text:p>
          </table:table-cell>
          <table:table-cell office:value-type="string">
            <text:p>-300</text:p>
          </table:table-cell>
          <table:table-cell office:value-type="string">
            <text:p>4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INTEGRITY_FIELD_GENERATORS_2"</text:p>
          </table:table-cell>
          <table:table-cell office:value-type="string">
            <text:p>-500</text:p>
          </table:table-cell>
          <table:table-cell office:value-type="string">
            <text:p>7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CLOAKING_FIELD_EMITTERS_1"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CLOAKING_FIELD_EMITTERS_2"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CLOAKING_FIELD_EMITTERS_1"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CLOAKING_FIELD_EMITTERS_2"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CLOAKING_FIELD_EMITTERS_1"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CLOAKING_FIELD_EMITTERS_2"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CLOAKING_FIELD_EMITTERS_1"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CLOAKING_FIELD_EMITTERS_2"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CLOAKING_FIELD_EMITTERS_1"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CLOAKING_FIELD_EMITTERS_2"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1"</text:p>
          </table:table-cell>
          <table:table-cell office:value-type="string">
            <text:p>-25</text:p>
          </table:table-cell>
          <table:table-cell office:value-type="string">
            <text:p>1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2"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3"</text:p>
          </table:table-cell>
          <table:table-cell office:value-type="string">
            <text:p>-75</text:p>
          </table:table-cell>
          <table:table-cell office:value-type="string">
            <text:p>37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4"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IEGE_SHIELD_5"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1"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2"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3"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4"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IEGE_SHIELD_5"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1"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2"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3"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4"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IEGE_SHIELD_5"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1"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2"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3"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4"</text:p>
          </table:table-cell>
          <table:table-cell office:value-type="string">
            <text:p>-800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IEGE_SHIELD_5"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